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1.848cm" fo:min-width="11.05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557cm" svg:height="22.098cm" svg:x="7.096cm" svg:y="3.667cm">
          <text:p text:style-name="P1"><text:span text:style-name="T1">CREATE TABLE Entry</text:span></text:p>
          <text:p text:style-name="P1"><text:span text:style-name="T1">(</text:span></text:p>
          <text:p text:style-name="P1"><text:span text:style-name="T1">DB_Doc_ID int not null,</text:span></text:p>
          <text:p text:style-name="P1"><text:span text:style-name="T1">DB_entry_ID int not null,</text:span></text:p>
          <text:p text:style-name="P1"><text:span text:style-name="T1">Title text not null,</text:span></text:p>
          <text:p text:style-name="P1"><text:span text:style-name="T1">Version_type varchar(127) not null,</text:span></text:p>
          <text:p text:style-name="P1"><text:span text:style-name="T1">Submission_date datetime <text:s text:c="2"/>not null,</text:span></text:p>
          <text:p text:style-name="P1"><text:span text:style-name="T1">Accession_date datetime <text:s text:c="2"/>not null,</text:span></text:p>
          <text:p text:style-name="P1"><text:span text:style-name="T1">Last_release_date datetime <text:s/>,</text:span></text:p>
          <text:p text:style-name="P1"><text:span text:style-name="T1">Original_release_date datetime <text:s/>,</text:span></text:p>
          <text:p text:style-name="P1"><text:span text:style-name="T1">Origination varchar(31) not null,</text:span></text:p>
          <text:p text:style-name="P1"><text:span text:style-name="T1">NMR_STAR_version varchar(31) not null,</text:span></text:p>
          <text:p text:style-name="P1"><text:span text:style-name="T1">Original_NMR_STAR_version varchar(31),</text:span></text:p>
          <text:p text:style-name="P1"><text:span text:style-name="T1">Experimental_method varchar(127) not null,</text:span></text:p>
          <text:p text:style-name="P1"><text:span text:style-name="T1">Experimental_method_subtype varchar(31),</text:span></text:p>
          <text:p text:style-name="P1"><text:span text:style-name="T1">Dep_release_code_coordinates varchar(31),</text:span></text:p>
          <text:p text:style-name="P1"><text:span text:style-name="T1">Dep_release_code_nmr_constraints varchar(31),</text:span></text:p>
          <text:p text:style-name="P1"><text:span text:style-name="T1">Dep_release_code_chemical_shifts varchar(31),</text:span></text:p>
          <text:p text:style-name="P1"><text:span text:style-name="T1">Dep_release_code_nmr_exptl varchar(31),</text:span></text:p>
          <text:p text:style-name="P1"><text:span text:style-name="T1">Dep_release_code_sequence varchar(31),</text:span></text:p>
          <text:p text:style-name="P1"><text:span text:style-name="T1">CASP_target varchar(31),</text:span></text:p>
          <text:p text:style-name="P1"><text:span text:style-name="T1">Details text,</text:span></text:p>
          <text:p text:style-name="P1"><text:span text:style-name="T1">Special_processing_instructions text,</text:span></text:p>
          <text:p text:style-name="P1"><text:span text:style-name="T1">Update_BMRB_accession_code char(12),</text:span></text:p>
          <text:p text:style-name="P1"><text:span text:style-name="T1">Replace_BMRB_accession_code char(12),</text:span></text:p>
          <text:p text:style-name="P1"><text:span text:style-name="T1">Update_PDB_accession_code varchar(15),</text:span></text:p>
          <text:p text:style-name="P1"><text:span text:style-name="T1">Replace_PDB_accession_code varchar(15),</text:span></text:p>
          <text:p text:style-name="P1"><text:span text:style-name="T1">BMRB_update_details text,</text:span></text:p>
          <text:p text:style-name="P1"><text:span text:style-name="T1">PDB_update_details text,</text:span></text:p>
          <text:p text:style-name="P1"><text:span text:style-name="T1">Release_request varchar(127),</text:span></text:p>
          <text:p text:style-name="P1"><text:span text:style-name="T1">Release_date_request datetime <text:s/>,</text:span></text:p>
          <text:p text:style-name="P1"><text:span text:style-name="T1">Release_date_justification text,</text:span></text:p>
          <text:p text:style-name="P1"><text:span text:style-name="T1">Status_code varchar(31),</text:span></text:p>
          <text:p text:style-name="P1"><text:span text:style-name="T1">Recvd_deposit_form varchar(3),</text:span></text:p>
          <text:p text:style-name="P1"><text:span text:style-name="T1">Date_deposition_form datetime <text:s/>,</text:span></text:p>
          <text:p text:style-name="P1"><text:span text:style-name="T1">Recvd_coordinates varchar(3),</text:span></text:p>
          <text:p text:style-name="P1"><text:span text:style-name="T1">Date_coordinates datetime <text:s/>,</text:span></text:p>
          <text:p text:style-name="P1"><text:span text:style-name="T1">Recvd_nmr_constraints varchar(3),</text:span></text:p>
          <text:p text:style-name="P1"><text:span text:style-name="T1">Date_nmr_constraints datetime <text:s/>,</text:span></text:p>
          <text:p text:style-name="P1"><text:span text:style-name="T1">Recvd_chemical_shifts varchar(3),</text:span></text:p>
          <text:p text:style-name="P1"><text:span text:style-name="T1">Date_chemical_shifts datetime <text:s/>,</text:span></text:p>
          <text:p text:style-name="P1"><text:span text:style-name="T1">Recvd_manuscript varchar(3),</text:span></text:p>
          <text:p text:style-name="P1"><text:span text:style-name="T1">Date_manuscript datetime <text:s/>,</text:span></text:p>
          <text:p text:style-name="P1"><text:span text:style-name="T1">Recvd_author_approval varchar(3),</text:span></text:p>
          <text:p text:style-name="P1"><text:span text:style-name="T1">Date_author_approval datetime <text:s/>,</text:span></text:p>
          <text:p text:style-name="P1"><text:span text:style-name="T1">Recvd_initial_deposition_date varchar(3),</text:span></text:p>
          <text:p text:style-name="P1"><text:span text:style-name="T1">PDB_date_submitted datetime <text:s/>,</text:span></text:p>
          <text:p text:style-name="P1"><text:span text:style-name="T1">Author_release_status_code varchar(31),</text:span></text:p>
          <text:p text:style-name="P1"><text:span text:style-name="T1">Date_of_PDB_release datetime <text:s/>,</text:span></text:p>
          <text:p text:style-name="P1"><text:span text:style-name="T1">Date_hold_coordinates datetime <text:s/>,</text:span></text:p>
          <text:p text:style-name="P1"><text:span text:style-name="T1">Date_hold_nmr_constraints datetime <text:s/>,</text:span></text:p>
          <text:p text:style-name="P1"><text:span text:style-name="T1">Date_hold_chemical_shifts datetime <text:s/>,</text:span></text:p>
          <text:p text:style-name="P1"><text:span text:style-name="T1">PDB_deposit_site varchar(31),</text:span></text:p>
          <text:p text:style-name="P1"><text:span text:style-name="T1">PDB_process_site varchar(31),</text:span></text:p>
          <text:p text:style-name="P1"><text:span text:style-name="T1">BMRB_deposit_site varchar(31),</text:span></text:p>
          <text:p text:style-name="P1"><text:span text:style-name="T1">BMRB_process_site varchar(31),</text:span></text:p>
          <text:p text:style-name="P1"><text:span text:style-name="T1">BMRB_annotator varchar(31),</text:span></text:p>
          <text:p text:style-name="P1"><text:span text:style-name="T1">BMRB_internal_directory_name varchar(255),</text:span></text:p>
          <text:p text:style-name="P1"><text:span text:style-name="T1">RCSB_annotator varchar(31),</text:span></text:p>
          <text:p text:style-name="P1"><text:span text:style-name="T1">Author_approval_type varchar(31),</text:span></text:p>
          <text:p text:style-name="P1"><text:span text:style-name="T1">Assigned_BMRB_accession_code varchar(15),</text:span></text:p>
          <text:p text:style-name="P1"><text:span text:style-name="T1">Assigned_BMRB_deposition_code varchar(15),</text:span></text:p>
          <text:p text:style-name="P1"><text:span text:style-name="T1">Assigned_PDB_accession_code varchar(15),</text:span></text:p>
          <text:p text:style-name="P1"><text:span text:style-name="T1">Assigned_PDB_deposition_code varchar(15),</text:span></text:p>
          <text:p text:style-name="P1"><text:span text:style-name="T1">Assigned_restart_ID varchar(255),</text:span></text:p>
          <text:p text:style-name="P1"><text:span text:style-name="T1">PRIMARY KEY (DB_entry_ID)</text:span></text:p>
          <text:p text:style-name="P1"><text:span text:style-name="T1">);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9.999cm" fo:page-height="299.9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2T10:36:03.118410894</meta:creation-date>
    <dc:date>2016-01-22T10:50:50.884824388</dc:date>
    <meta:editing-duration>PT14M47S</meta:editing-duration>
    <meta:editing-cycles>2</meta:editing-cycles>
    <meta:generator>LibreOffice/5.0.3.2$Linux_X86_64 LibreOffice_project/00m0$Build-2</meta:generator>
    <meta:document-statistic meta:object-count="1"/>
  </office:meta>
</office:document-meta>
</file>